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Horizontal_20_Line">
      <style:text-properties fo:font-size="10pt" style:font-size-asian="10pt" style:font-size-complex="10pt"/>
    </style:style>
    <style:style style:name="P7" style:family="paragraph" style:parent-style-name="Text_20_body" style:list-style-name="L1">
      <style:paragraph-properties fo:margin-left="1.409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Heading_20_1" style:list-style-name="L1">
      <style:paragraph-properties fo:margin-left="1.409cm" fo:margin-right="0cm" fo:text-indent="-0.635cm" style:auto-text-indent="false">
        <style:tab-stops/>
      </style:paragraph-properties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1213111" text:style-name="L1">
        <text:list-item>
          <text:list>
            <text:list-item>
              <text:list>
                <text:list-header>
                  <text:p text:style-name="P7"><text:span text:style-name="T1">1.3 For third :776</text:span><text:line-break/> 1.3.1 Map</text:p>
                  <text:p text:style-name="P7"><text:s text:c="6"/>1.3.1.2 Map 1</text:p>
                </text:list-header>
              </text:list>
            </text:list-item>
          </text:list>
          <text:h text:style-name="P8" text:outline-level="1">Task Logs: 'attempt_201310231648_0776_m_000000_0'</text:h>
        </text:list-item>
      </text:list>
      <text:p text:style-name="P2"><text:line-break/><text:line-break/><text:span text:style-name="T2">stdout logs</text:span></text:p>
      <text:p text:style-name="P3">In map </text:p>
      <text:p text:style-name="P4">line : Sunny Cool <text:s/>Normal <text:s/>False Yes</text:p>
      <text:p text:style-name="P4">attr array [Sunny, Cool, Normal, False]</text:p>
      <text:p text:style-name="P4">size_split : 0</text:p>
      <text:p text:style-name="P4">0 Sunny Yes:1</text:p>
      <text:p text:style-name="P4">1 Cool Yes:1</text:p>
      <text:p text:style-name="P4">2 Normal Yes:1</text:p>
      <text:p text:style-name="P4">3 False Yes:1</text:p>
      <text:p text:style-name="P4">In map </text:p>
      <text:p text:style-name="P4">line : Rainy <text:s/>Mild <text:s/>Normal <text:s/>False Yes</text:p>
      <text:p text:style-name="P4">attr array [Rainy, Mild, Normal, False]</text:p>
      <text:p text:style-name="P4">size_split : 0</text:p>
      <text:p text:style-name="P4">0 Rainy Yes:1</text:p>
      <text:p text:style-name="P4">1 Mild Yes:1</text:p>
      <text:p text:style-name="P4">2 Normal Yes:1</text:p>
      <text:p text:style-name="P4">3 False Yes:1</text:p>
      <text:p text:style-name="P4">In map </text:p>
      <text:p text:style-name="P4">line : Sunny Mild <text:s/>Normal <text:s/>True Yes</text:p>
      <text:p text:style-name="P4">attr array [Sunny, Mild, Normal, True]</text:p>
      <text:p text:style-name="P4">size_split : 0</text:p>
      <text:p text:style-name="P4">0 Sunny Yes:1</text:p>
      <text:p text:style-name="P4">1 Mild Yes:1</text:p>
      <text:p text:style-name="P4">2 Normal Yes:1</text:p>
      <text:p text:style-name="P4">3 True Yes:1</text:p>
      <text:p text:style-name="P4">In map </text:p>
      <text:p text:style-name="P4">line : Overcaste <text:s/>Mild <text:s/>High <text:s/>True Yes</text:p>
      <text:p text:style-name="P4">attr array [Overcaste, Mild, High, True]</text:p>
      <text:p text:style-name="P4">size_split : 0</text:p>
      <text:p text:style-name="P4">0 Overcaste Yes:1</text:p>
      <text:p text:style-name="P4">1 Mild Yes:1</text:p>
      <text:p text:style-name="P4">2 High Yes:1</text:p>
      <text:p text:style-name="P4">3 True Yes:1</text:p>
      <text:p text:style-name="P4">In map </text:p>
      <text:p text:style-name="P4">line : Overcaste <text:s/>High <text:s/>Normal <text:s/>False Yes</text:p>
      <text:p text:style-name="P4">attr array [Overcaste, High, Normal, False]</text:p>
      <text:p text:style-name="P4">size_split : 0</text:p>
      <text:p text:style-name="P4">0 Overcaste Yes:1</text:p>
      <text:p text:style-name="P4">1 High Yes:1</text:p>
      <text:p text:style-name="P4">2 Normal Yes:1</text:p>
      <text:p text:style-name="P4">3 False Yes:1</text:p>
      <text:p text:style-name="P4">In map </text:p>
      <text:p text:style-name="P4">line : Rainy <text:s/>Mild <text:s/>High <text:s/>True No</text:p>
      <text:p text:style-name="P4">attr array [Rainy, Mild, High, True]</text:p>
      <text:p text:style-name="P4">size_split : 0</text:p>
      <text:p text:style-name="P4">0 Rainy No:1</text:p>
      <text:p text:style-name="P4">1 Mild No:1</text:p>
      <text:p text:style-name="P4">2 High No:1</text:p>
      <text:p text:style-name="P5">3 True No:1</text:p>
      <text:p text:style-name="P6"/>
      <text:p text:style-name="P2"><text:soft-page-break/><text:line-break/><text:line-break/><text:span text:style-name="T2">stderr logs</text:span></text:p>
      <text:p text:style-name="P3">SLF4J: Class path contains multiple SLF4J bindings.</text:p>
      <text:p text:style-name="P4">SLF4J: Found binding in [jar:file:/usr/lib/zookeeper/lib/slf4j-log4j12-1.6.1.jar!/org/slf4j/impl/StaticLoggerBinder.class]</text:p>
      <text:p text:style-name="P4">SLF4J: Found binding in [jar:file:/var/lib/hadoop-hdfs/cache/mapred/mapred/local/taskTracker/dataadmin/jobcache/job_201310231648_0776/jars/job.jar!/org/slf4j/impl/StaticLoggerBinder.class]</text:p>
      <text:p text:style-name="P5">SLF4J: See http://www.slf4j.org/codes.html#multiple_bindings for an explanation.</text:p>
      <text:p text:style-name="P6"/>
      <text:p text:style-name="P2"><text:line-break/><text:line-break/><text:span text:style-name="T2">syslog logs</text:span></text:p>
      <text:p text:style-name="P3">2013-12-20 10:59:04,043 WARN mapreduce.Counters: Group org.apache.hadoop.mapred.Task$Counter is deprecated. Use org.apache.hadoop.mapreduce.TaskCounter instead</text:p>
      <text:p text:style-name="P4">2013-12-20 10:59:04,746 WARN org.apache.hadoop.conf.Configuration: session.id is deprecated. Instead, use dfs.metrics.session-id</text:p>
      <text:p text:style-name="P4">2013-12-20 10:59:04,748 INFO org.apache.hadoop.metrics.jvm.JvmMetrics: Initializing JVM Metrics with processName=MAP, sessionId=</text:p>
      <text:p text:style-name="P4">2013-12-20 10:59:05,182 INFO org.apache.hadoop.util.ProcessTree: setsid exited with exit code 0</text:p>
      <text:p text:style-name="P4">2013-12-20 10:59:05,188 INFO org.apache.hadoop.mapred.Task: <text:s/>Using ResourceCalculatorPlugin : org.apache.hadoop.util.LinuxResourceCalculatorPlugin@1b3ae860</text:p>
      <text:p text:style-name="P4">2013-12-20 10:59:05,422 INFO org.apache.hadoop.mapred.MapTask: Processing split: hdfs://10.31.0.35:8020/user/dataadmin/DATASETS/dt/outlook:208+209</text:p>
      <text:p text:style-name="P4">2013-12-20 10:59:05,448 WARN mapreduce.Counters: Counter name MAP_INPUT_BYTES is deprecated. Use FileInputFormatCounters as group name and <text:s/>BYTES_READ as counter name instead</text:p>
      <text:p text:style-name="P4">2013-12-20 10:59:05,453 INFO org.apache.hadoop.mapred.MapTask: numReduceTasks: 1</text:p>
      <text:p text:style-name="P4">2013-12-20 10:59:05,460 INFO org.apache.hadoop.mapred.MapTask: Map output collector class = org.apache.hadoop.mapred.MapTask$MapOutputBuffer</text:p>
      <text:p text:style-name="P4">2013-12-20 10:59:05,463 INFO org.apache.hadoop.mapred.MapTask: io.sort.mb = 100</text:p>
      <text:p text:style-name="P4">2013-12-20 10:59:05,562 INFO org.apache.hadoop.mapred.MapTask: data buffer = 79691776/99614720</text:p>
      <text:p text:style-name="P4">2013-12-20 10:59:05,562 INFO org.apache.hadoop.mapred.MapTask: record buffer = 262144/327680</text:p>
      <text:p text:style-name="P4">2013-12-20 10:59:05,580 INFO org.apache.hadoop.mapred.MapTask: Starting flush of map output</text:p>
      <text:p text:style-name="P4">2013-12-20 10:59:05,586 INFO org.apache.hadoop.mapred.MapTask: Finished spill 0</text:p>
      <text:p text:style-name="P4">2013-12-20 10:59:05,593 INFO org.apache.hadoop.mapred.Task: Task:attempt_201310231648_0776_m_000000_0 is done. And is in the process of commiting</text:p>
      <text:p text:style-name="P4">2013-12-20 10:59:05,643 INFO org.apache.hadoop.mapred.Task: Task 'attempt_201310231648_0776_m_000000_0' done.</text:p>
      <text:p text:style-name="P5">2013-12-20 10:59:05,646 INFO org.apache.hadoop.mapred.TaskLogsTruncater: Initializing logs' truncater with mapRetainSize=-1 and reduceRetainSize=-1</text:p>
      <text:p text:style-name="P6"/>
      <text:p text:style-name="P1"><text:line-break/></text:p>
      <text:list xml:id="list1351608895" text:continue-numbering="true" text:style-name="L1">
        <text:list-item>
          <text:list>
            <text:list-item>
              <text:list>
                <text:list-header>
                  <text:p text:style-name="P7"/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30:08</meta:creation-date>
    <dc:date>2013-12-20T14:42:36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76" meta:word-count="384" meta:character-count="3509" meta:non-whitespace-character-count="3162"/>
  </office:meta>
</office:document-meta>
</file>